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16pt" fo:letter-spacing="0.035cm" style:font-size-asian="16pt" style:font-size-complex="16pt"/>
    </style:style>
    <style:style style:name="P3" style:family="paragraph" style:parent-style-name="Standard" style:list-style-name="WW8Num1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</style:style>
    <style:style style:name="T1" style:family="text">
      <style:text-properties fo:font-size="20pt" fo:letter-spacing="0.035cm" fo:font-weight="bold" style:font-size-asian="20pt" style:font-weight-asian="bold" style:font-size-complex="20pt"/>
    </style:style>
    <style:style style:name="T2" style:family="text">
      <style:text-properties fo:font-size="16pt" fo:letter-spacing="0.035cm" style:text-underline-style="solid" style:text-underline-width="auto" style:text-underline-color="font-color" style:font-size-asian="16pt" style:font-size-complex="16pt"/>
    </style:style>
    <style:style style:name="T3" style:family="text">
      <style:text-properties fo:font-size="16pt" fo:letter-spacing="0.035cm" style:font-size-asian="16pt" style:font-size-complex="16pt"/>
    </style:style>
    <style:style style:name="T4" style:family="text">
      <style:text-properties fo:font-size="16pt" fo:letter-spacing="0.035cm" fo:font-weight="bold" style:font-size-asian="16pt" style:font-weight-asian="bold" style:font-size-complex="16pt"/>
    </style:style>
    <style:style style:name="T5" style:family="text">
      <style:text-properties style:font-name="Arial" fo:font-size="16pt" fo:letter-spacing="0.035cm" style:font-size-asian="16pt" style:font-name-complex="Arial" style:font-size-complex="16pt"/>
    </style:style>
    <style:style style:name="T6" style:family="text">
      <style:text-properties fo:font-size="16pt" fo:letter-spacing="0.035cm" fo:font-style="italic" style:font-size-asian="16pt" style:font-style-asian="italic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ERCIZIO (riepilogo):</text:span></text:p>
      <text:p text:style-name="P2"/>
      <text:list text:style-name="WW8Num1">
        <text:list-item>
          <text:p text:style-name="P3"><text:span text:style-name="T2">Aprire</text:span><text:span text:style-name="T3"> il programma </text:span><text:span text:style-name="T4">Blocco note</text:span><text:span text:style-name="T3"> e </text:span><text:span text:style-name="T2">scrivere</text:span><text:span text:style-name="T3"> il seguente testo:</text:span></text:p>
        </text:list-item>
      </text:list>
      <text:p text:style-name="P2"/>
      <text:p text:style-name="P4"><text:span text:style-name="T5">L’estensione di un file è un suffisso del tipo “.xxx” dove “xxx” rappresenta un numero limitato di caratteri dipendente dal sistema operativo: in Windows 3.1, ad esempio, l’estensione non poteva avere più di tre caratteri. Tramite all’estensione il formato di un file è descritto come parte del suo nome e permette agli utenti di capire velocemente il tipo di file senza doverlo “aprire” o utilizzare.</text:span></text:p>
      <text:p text:style-name="P2"/>
      <text:list text:style-name="WW8Num1" text:continue-numbering="true">
        <text:list-item>
          <text:p text:style-name="P3"><text:span text:style-name="T2">Salvare</text:span><text:span text:style-name="T3"> il file con il nome </text:span><text:span text:style-name="T4">estensione</text:span><text:span text:style-name="T3"> nella cartella con il vostro nome e </text:span><text:span text:style-name="T2">chiudere</text:span><text:span text:style-name="T3"> il Blocco note.</text:span></text:p>
        </text:list-item>
      </text:list>
      <text:p text:style-name="P2"/>
      <text:list text:style-name="WW8Num1" text:continue-numbering="true">
        <text:list-item>
          <text:p text:style-name="P3"><text:span text:style-name="T2">Impostare</text:span><text:span text:style-name="T3"> l’attributo di </text:span><text:span text:style-name="T4">Sola lettura</text:span><text:span text:style-name="T3"> per il file appena creato.</text:span></text:p>
        </text:list-item>
      </text:list>
      <text:p text:style-name="P2"/>
      <text:list text:style-name="WW8Num1" text:continue-numbering="true">
        <text:list-item>
          <text:p text:style-name="P3"><text:span text:style-name="T2">Aprire</text:span><text:span text:style-name="T3"> nuovamente il file </text:span><text:span text:style-name="T4">estensione</text:span><text:span text:style-name="T3"> utilizzando Dati recenti e </text:span><text:span text:style-name="T2">cancellare</text:span><text:span text:style-name="T3"> l’ultima frase. È possibile salvare le modifiche fatte?</text:span></text:p>
        </text:list-item>
      </text:list>
      <text:p text:style-name="P2"/>
      <text:list text:style-name="WW8Num1" text:continue-numbering="true">
        <text:list-item>
          <text:p text:style-name="P3"><text:span text:style-name="T2">Salvare</text:span><text:span text:style-name="T3"> il file nella cartella Documenti con il nome </text:span><text:span text:style-name="T4">estensioni</text:span><text:span text:style-name="T3">.</text:span></text:p>
        </text:list-item>
      </text:list>
      <text:p text:style-name="P2"/>
      <text:list text:style-name="WW8Num1" text:continue-numbering="true">
        <text:list-item>
          <text:p text:style-name="P3"><text:span text:style-name="T2">Creare</text:span><text:span text:style-name="T3"> sul Desktop un collegamento al file nella vostra cartella.</text:span></text:p>
        </text:list-item>
      </text:list>
      <text:p text:style-name="P2"/>
      <text:list text:style-name="WW8Num1" text:continue-numbering="true">
        <text:list-item>
          <text:p text:style-name="P3"><text:span text:style-name="T2">Utilizzare</text:span><text:span text:style-name="T3"> la funzione </text:span><text:span text:style-name="T4">Cerca</text:span><text:span text:style-name="T3"> con l’argomento adatto per trovare tutti i file creati.<text:line-break/>(</text:span><text:span text:style-name="T6">Sugg</text:span><text:span text:style-name="T3">.: utilizzare il carattere jolly “?”)</text:span></text:p>
        </text:list-item>
      </text:list>
      <text:p text:style-name="P2"/>
      <text:list text:style-name="WW8Num1" text:continue-numbering="true">
        <text:list-item>
          <text:p text:style-name="P3"><text:span text:style-name="T2">Cancellare</text:span><text:span text:style-name="T3"> il </text:span><text:span text:style-name="T4">file</text:span><text:span text:style-name="T3"> nella vostra cartella. Cosa accade facendo un doppio clic sul collegamento sul Desktop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219cm" fo:margin-bottom="2.854cm" fo:margin-left="3.17cm" fo:margin-right="3.17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ESERCIZIO:</dc:title>
    <meta:initial-creator>Marco</meta:initial-creator>
    <meta:creation-date>2006-07-11T19:24:00</meta:creation-date>
    <dc:creator>Marco</dc:creator>
    <dc:date>2006-07-11T19:24:00</dc:date>
    <dc:language>it-IT</dc:language>
    <meta:editing-cycles>2</meta:editing-cycles>
    <meta:editing-duration>PT1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0" meta:word-count="177" meta:character-count="1139"/>
  </office:meta>
</office:document-meta>
</file>